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1715in" table:align="left"/>
    </style:style>
    <style:style style:name="Table1.A" style:family="table-column">
      <style:table-column-properties style:column-width="0.7986in"/>
    </style:style>
    <style:style style:name="Table1.B" style:family="table-column">
      <style:table-column-properties style:column-width="1.372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e9b9a" officeooo:paragraph-rsid="001e9b9a"/>
    </style:style>
    <style:style style:name="P2" style:family="paragraph" style:parent-style-name="Standard">
      <style:text-properties officeooo:rsid="001f90d5" officeooo:paragraph-rsid="001f90d5"/>
    </style:style>
    <style:style style:name="P3" style:family="paragraph" style:parent-style-name="Text_20_body">
      <style:text-properties officeooo:rsid="001dbc66" officeooo:paragraph-rsid="001dbc66"/>
    </style:style>
    <style:style style:name="P4" style:family="paragraph" style:parent-style-name="Text_20_body">
      <style:text-properties officeooo:rsid="001dbc66" officeooo:paragraph-rsid="001f90d5"/>
    </style:style>
    <style:style style:name="P5" style:family="paragraph" style:parent-style-name="Text_20_body">
      <style:text-properties officeooo:paragraph-rsid="001dbc66"/>
    </style:style>
    <style:style style:name="T1" style:family="text">
      <style:text-properties officeooo:rsid="001f90d5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ource_20_Text">rake dropbox:authorize APP_KEY=</text:span>6lkpsgdzow3mv2u<text:span text:style-name="Source_20_Text"> APP_SECRET=</text:span>utnufa3fjmsqbyz<text:span text:style-name="Source_20_Text"> ACCESS_TYPE=app_folder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A</text:span>pp key</text:p>
          </table:table-cell>
          <table:table-cell table:style-name="Table1.A1" office:value-type="string">
            <text:section text:style-name="Sect1" text:name="app-key">
              <text:p text:style-name="Table_20_Contents">6lkpsgdzow3mv2u</text:p>
            </text:section>
          </table:table-cell>
        </table:table-row>
        <table:table-row>
          <table:table-cell table:style-name="Table1.A1" office:value-type="string">
            <text:p text:style-name="Table_20_Contents">App secret</text:p>
          </table:table-cell>
          <table:table-cell table:style-name="Table1.A1" office:value-type="string">
            <text:p text:style-name="Table_20_Contents">utnufa3fjmsqbyz</text:p>
          </table:table-cell>
        </table:table-row>
      </table:table>
      <text:p text:style-name="P4"/>
      <text:p text:style-name="P1">access_token: 0mt3vdvej3aubj7d</text:p>
      <text:p text:style-name="P1">access_token_secret: qypj953au19km9c</text:p>
      <text:p text:style-name="P1">user_id: 363524945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22:06:19.338792623</meta:creation-date>
    <dc:date>2015-01-19T22:39:39.971359241</dc:date>
    <meta:editing-duration>PT18M9S</meta:editing-duration>
    <meta:editing-cycles>2</meta:editing-cycles>
    <meta:generator>LibreOffice/4.2.7.2$Linux_X86_64 LibreOffice_project/420m0$Build-2</meta:generator>
    <meta:document-statistic meta:table-count="1" meta:image-count="0" meta:object-count="0" meta:page-count="1" meta:paragraph-count="8" meta:word-count="17" meta:character-count="230" meta:non-whitespace-character-count="218"/>
  </office:meta>
</office:document-meta>
</file>